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1866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2555in"/>
    </style:style>
    <style:style style:name="co5" style:family="table-column">
      <style:table-column-properties fo:break-before="auto" style:column-width="1.2783in"/>
    </style:style>
    <style:style style:name="co6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0.6043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098in"/>
    </style:style>
    <style:style style:name="co10" style:family="table-column">
      <style:table-column-properties fo:break-before="auto" style:column-width="1.2173in"/>
    </style:style>
    <style:style style:name="co11" style:family="table-column">
      <style:table-column-properties fo:break-before="auto" style:column-width="1.222in"/>
    </style:style>
    <style:style style:name="co12" style:family="table-column">
      <style:table-column-properties fo:break-before="auto" style:column-width="1.095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384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Liberation Sans1" fo:font-weight="bold" style:font-name-asian="WenQuanYi Micro Hei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WenQuanYi Micro Hei" style:font-weight-asian="bold" style:font-name-complex="FreeSans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</style:style>
    <style:style style:name="ce13" style:family="table-cell" style:parent-style-name="Default" style:data-style-name="N11">
      <style:table-cell-properties fo:border="0.06pt solid #000000"/>
    </style:style>
    <style:style style:name="ce14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Liberation Sans" style:font-name-asian="WenQuanYi Micro Hei" style:font-name-complex="Free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Liberation Sans1" fo:font-weight="bold" style:font-name-asian="WenQuanYi Micro Hei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style:text-align-source="fix" style:repeat-content="false" fo:border="none"/>
      <style:paragraph-properties fo:text-align="end" fo:margin-left="0in"/>
    </style:style>
    <style:style style:name="ce23" style:family="table-cell" style:parent-style-name="Default" style:data-style-name="N11">
      <style:table-cell-properties fo:border="non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ext-properties style:text-underline-style="none"/>
    </style:style>
    <style:style style:name="ce26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 vs. ASM" table:style-name="ta1">
        <office:forms form:automatic-focus="false" form:apply-design-mode="false"/>
        <table:shapes>
          <draw:frame draw:z-index="0" draw:name="MOTION BLUR" draw:style-name="gr1" svg:width="5.6693in" svg:height="3.189in" svg:x="0.1689in" svg:y="2.6925in">
            <draw:object draw:notify-on-update-of-ranges="'C vs. ASM'.B36:'C vs. ASM'.B36 'C vs. ASM'.B37:'C vs. ASM'.B37 'C vs. ASM'.C36:'C vs. ASM'.C36 'C vs. ASM'.C37:'C vs. ASM'.C37 'C vs. ASM'.D36:'C vs. ASM'.D36 'C vs. ASM'.D37:'C vs. ASM'.D37 'C vs. ASM'.E36:'C vs. ASM'.E36 'C vs. ASM'.E37:'C vs. ASM'.E37 'C vs. ASM'.F36:'C vs. ASM'.F36 'C vs. ASM'.F37:'C vs. ASM'.F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ce1" office:value-type="string" table:number-columns-spanned="5" table:number-rows-spanned="2">
            <text:p>MOTION BLUR Saltos condicionales: 100 ejecuciones <text:s/>Input: lena.bmp</text:p>
          </table:table-cell>
          <table:covered-table-cell table:number-columns-repeated="4"/>
          <table:table-cell table:number-columns-repeated="9"/>
        </table:table-row>
        <table:table-row table:style-name="ro2">
          <table:covered-table-cell table:style-name="ce2"/>
          <table:covered-table-cell table:number-columns-repeated="4"/>
          <table:table-cell table:number-columns-repeated="9"/>
        </table:table-row>
        <table:table-row table:style-name="ro3">
          <table:table-cell table:style-name="ce3" office:value-type="string" table:number-columns-spanned="5" table:number-rows-spanned="1">
            <text:p>Mediciones</text:p>
          </table:table-cell>
          <table:covered-table-cell table:number-columns-repeated="4" table:style-name="ce11"/>
          <table:table-cell table:style-name="ce11"/>
          <table:table-cell/>
          <table:table-cell table:style-name="ce3" office:value-type="string" table:number-columns-spanned="5" table:number-rows-spanned="1">
            <text:p>Mediciones (sin los 2 outliers max y min)</text:p>
          </table:table-cell>
          <table:covered-table-cell table:number-columns-repeated="4" table:style-name="ce11"/>
          <table:table-cell table:number-columns-repeated="2"/>
        </table:table-row>
        <table:table-row table:style-name="ro3">
          <table:table-cell table:style-name="ce4" office:value-type="string">
            <text:p>ASM</text:p>
          </table:table-cell>
          <table:table-cell table:style-name="ce4" office:value-type="string">
            <text:p>C (s/opt.)</text:p>
          </table:table-cell>
          <table:table-cell table:style-name="ce4" office:value-type="string">
            <text:p>C (O1)</text:p>
          </table:table-cell>
          <table:table-cell table:style-name="ce4" office:value-type="string">
            <text:p>C(O2)</text:p>
          </table:table-cell>
          <table:table-cell table:style-name="ce4" office:value-type="string">
            <text:p>C (O3)</text:p>
          </table:table-cell>
          <table:table-cell table:style-name="ce4"/>
          <table:table-cell/>
          <table:table-cell table:style-name="ce4" office:value-type="string">
            <text:p>ASM</text:p>
          </table:table-cell>
          <table:table-cell table:style-name="ce4" office:value-type="string">
            <text:p>C (s/opt.)</text:p>
          </table:table-cell>
          <table:table-cell table:style-name="ce4" office:value-type="string">
            <text:p>C (O1)</text:p>
          </table:table-cell>
          <table:table-cell table:style-name="ce4" office:value-type="string">
            <text:p>C(O2)</text:p>
          </table:table-cell>
          <table:table-cell table:style-name="ce4" office:value-type="string">
            <text:p>C (O3)</text:p>
          </table:table-cell>
          <table:table-cell table:number-columns-repeated="2"/>
        </table:table-row>
        <table:table-row table:style-name="ro2">
          <table:table-cell office:value-type="float" office:value="9106220">
            <text:p>9106220</text:p>
          </table:table-cell>
          <table:table-cell office:value-type="float" office:value="13815790">
            <text:p>13815790</text:p>
          </table:table-cell>
          <table:table-cell office:value-type="float" office:value="22660906">
            <text:p>22660906</text:p>
          </table:table-cell>
          <table:table-cell office:value-type="float" office:value="13681575">
            <text:p>13681575</text:p>
          </table:table-cell>
          <table:table-cell office:value-type="float" office:value="9719351">
            <text:p>9719351</text:p>
          </table:table-cell>
          <table:table-cell table:number-columns-repeated="2"/>
          <table:table-cell office:value-type="float" office:value="5582111">
            <text:p>5582111</text:p>
          </table:table-cell>
          <table:table-cell office:value-type="float" office:value="12529467">
            <text:p>12529467</text:p>
          </table:table-cell>
          <table:table-cell office:value-type="float" office:value="16086403">
            <text:p>16086403</text:p>
          </table:table-cell>
          <table:table-cell office:value-type="float" office:value="9149026">
            <text:p>9149026</text:p>
          </table:table-cell>
          <table:table-cell office:value-type="float" office:value="8868535">
            <text:p>8868535</text:p>
          </table:table-cell>
          <table:table-cell table:number-columns-repeated="2"/>
        </table:table-row>
        <table:table-row table:style-name="ro2">
          <table:table-cell office:value-type="float" office:value="7891689">
            <text:p>7891689</text:p>
          </table:table-cell>
          <table:table-cell office:value-type="float" office:value="12548601">
            <text:p>12548601</text:p>
          </table:table-cell>
          <table:table-cell office:value-type="float" office:value="16086403">
            <text:p>16086403</text:p>
          </table:table-cell>
          <table:table-cell office:value-type="float" office:value="12384695">
            <text:p>12384695</text:p>
          </table:table-cell>
          <table:table-cell office:value-type="float" office:value="8856184">
            <text:p>8856184</text:p>
          </table:table-cell>
          <table:table-cell table:number-columns-repeated="2"/>
          <table:table-cell office:value-type="float" office:value="7891689">
            <text:p>7891689</text:p>
          </table:table-cell>
          <table:table-cell office:value-type="float" office:value="11239660">
            <text:p>11239660</text:p>
          </table:table-cell>
          <table:table-cell office:value-type="float" office:value="16086327">
            <text:p>16086327</text:p>
          </table:table-cell>
          <table:table-cell office:value-type="float" office:value="8755340">
            <text:p>8755340</text:p>
          </table:table-cell>
          <table:table-cell office:value-type="float" office:value="8856184">
            <text:p>8856184</text:p>
          </table:table-cell>
          <table:table-cell table:number-columns-repeated="2"/>
        </table:table-row>
        <table:table-row table:style-name="ro2">
          <table:table-cell office:value-type="float" office:value="7906062">
            <text:p>7906062</text:p>
          </table:table-cell>
          <table:table-cell office:value-type="float" office:value="12529467">
            <text:p>12529467</text:p>
          </table:table-cell>
          <table:table-cell office:value-type="float" office:value="16108180">
            <text:p>16108180</text:p>
          </table:table-cell>
          <table:table-cell office:value-type="float" office:value="9149026">
            <text:p>9149026</text:p>
          </table:table-cell>
          <table:table-cell office:value-type="float" office:value="8886410">
            <text:p>8886410</text:p>
          </table:table-cell>
          <table:table-cell table:number-columns-repeated="2"/>
          <table:table-cell office:value-type="float" office:value="7462414">
            <text:p>7462414</text:p>
          </table:table-cell>
          <table:table-cell office:value-type="float" office:value="8870626">
            <text:p>8870626</text:p>
          </table:table-cell>
          <table:table-cell office:value-type="float" office:value="16072624">
            <text:p>16072624</text:p>
          </table:table-cell>
          <table:table-cell office:value-type="float" office:value="8769518">
            <text:p>8769518</text:p>
          </table:table-cell>
          <table:table-cell office:value-type="float" office:value="8886410">
            <text:p>8886410</text:p>
          </table:table-cell>
          <table:table-cell table:number-columns-repeated="2"/>
        </table:table-row>
        <table:table-row table:style-name="ro2">
          <table:table-cell office:value-type="float" office:value="7462414">
            <text:p>7462414</text:p>
          </table:table-cell>
          <table:table-cell office:value-type="float" office:value="11239660">
            <text:p>11239660</text:p>
          </table:table-cell>
          <table:table-cell office:value-type="float" office:value="16070049">
            <text:p>16070049</text:p>
          </table:table-cell>
          <table:table-cell office:value-type="float" office:value="8755340">
            <text:p>8755340</text:p>
          </table:table-cell>
          <table:table-cell office:value-type="float" office:value="8847352">
            <text:p>8847352</text:p>
          </table:table-cell>
          <table:table-cell table:number-columns-repeated="2"/>
          <table:table-cell office:value-type="float" office:value="6143180">
            <text:p>6143180</text:p>
          </table:table-cell>
          <table:table-cell office:value-type="float" office:value="8882228">
            <text:p>8882228</text:p>
          </table:table-cell>
          <table:table-cell office:value-type="float" office:value="16099765">
            <text:p>16099765</text:p>
          </table:table-cell>
          <table:table-cell office:value-type="float" office:value="8757448">
            <text:p>8757448</text:p>
          </table:table-cell>
          <table:table-cell office:value-type="float" office:value="8861879">
            <text:p>8861879</text:p>
          </table:table-cell>
          <table:table-cell table:number-columns-repeated="2"/>
        </table:table-row>
        <table:table-row table:style-name="ro2">
          <table:table-cell office:value-type="float" office:value="5571300">
            <text:p>5571300</text:p>
          </table:table-cell>
          <table:table-cell office:value-type="float" office:value="8869300">
            <text:p>8869300</text:p>
          </table:table-cell>
          <table:table-cell office:value-type="float" office:value="16086327">
            <text:p>16086327</text:p>
          </table:table-cell>
          <table:table-cell office:value-type="float" office:value="8744069">
            <text:p>8744069</text:p>
          </table:table-cell>
          <table:table-cell office:value-type="float" office:value="8846128">
            <text:p>8846128</text:p>
          </table:table-cell>
          <table:table-cell table:number-columns-repeated="2"/>
          <table:table-cell office:value-type="float" office:value="5580131">
            <text:p>5580131</text:p>
          </table:table-cell>
          <table:table-cell office:value-type="float" office:value="8866911">
            <text:p>8866911</text:p>
          </table:table-cell>
          <table:table-cell office:value-type="float" office:value="16070304">
            <text:p>16070304</text:p>
          </table:table-cell>
          <table:table-cell office:value-type="float" office:value="9289616">
            <text:p>9289616</text:p>
          </table:table-cell>
          <table:table-cell office:value-type="float" office:value="8875487">
            <text:p>8875487</text:p>
          </table:table-cell>
          <table:table-cell table:number-columns-repeated="2"/>
        </table:table-row>
        <table:table-row table:style-name="ro2">
          <table:table-cell office:value-type="float" office:value="5582111">
            <text:p>5582111</text:p>
          </table:table-cell>
          <table:table-cell office:value-type="float" office:value="8854756">
            <text:p>8854756</text:p>
          </table:table-cell>
          <table:table-cell office:value-type="float" office:value="16072624">
            <text:p>16072624</text:p>
          </table:table-cell>
          <table:table-cell office:value-type="float" office:value="8769518">
            <text:p>8769518</text:p>
          </table:table-cell>
          <table:table-cell office:value-type="float" office:value="8861879">
            <text:p>8861879</text:p>
          </table:table-cell>
          <table:table-cell table:number-columns-repeated="2"/>
          <table:table-cell office:value-type="float" office:value="5618483">
            <text:p>5618483</text:p>
          </table:table-cell>
          <table:table-cell office:value-type="float" office:value="8886393">
            <text:p>8886393</text:p>
          </table:table-cell>
          <table:table-cell office:value-type="float" office:value="16093365">
            <text:p>16093365</text:p>
          </table:table-cell>
          <table:table-cell office:value-type="float" office:value="8753768">
            <text:p>8753768</text:p>
          </table:table-cell>
          <table:table-cell office:value-type="float" office:value="8867489">
            <text:p>8867489</text:p>
          </table:table-cell>
          <table:table-cell table:number-columns-repeated="2"/>
        </table:table-row>
        <table:table-row table:style-name="ro2">
          <table:table-cell office:value-type="float" office:value="5574317">
            <text:p>5574317</text:p>
          </table:table-cell>
          <table:table-cell office:value-type="float" office:value="8870626">
            <text:p>8870626</text:p>
          </table:table-cell>
          <table:table-cell office:value-type="float" office:value="16069803">
            <text:p>16069803</text:p>
          </table:table-cell>
          <table:table-cell office:value-type="float" office:value="8745998">
            <text:p>8745998</text:p>
          </table:table-cell>
          <table:table-cell office:value-type="float" office:value="8875487">
            <text:p>8875487</text:p>
          </table:table-cell>
          <table:table-cell table:number-columns-repeated="9"/>
        </table:table-row>
        <table:table-row table:style-name="ro2">
          <table:table-cell office:value-type="float" office:value="6143180">
            <text:p>6143180</text:p>
          </table:table-cell>
          <table:table-cell office:value-type="float" office:value="8882228">
            <text:p>8882228</text:p>
          </table:table-cell>
          <table:table-cell office:value-type="float" office:value="16099765">
            <text:p>16099765</text:p>
          </table:table-cell>
          <table:table-cell office:value-type="float" office:value="8757448">
            <text:p>8757448</text:p>
          </table:table-cell>
          <table:table-cell office:value-type="float" office:value="8867489">
            <text:p>8867489</text:p>
          </table:table-cell>
          <table:table-cell table:number-columns-repeated="9"/>
        </table:table-row>
        <table:table-row table:style-name="ro2">
          <table:table-cell office:value-type="float" office:value="5580131">
            <text:p>5580131</text:p>
          </table:table-cell>
          <table:table-cell office:value-type="float" office:value="8866911">
            <text:p>8866911</text:p>
          </table:table-cell>
          <table:table-cell office:value-type="float" office:value="16070304">
            <text:p>16070304</text:p>
          </table:table-cell>
          <table:table-cell office:value-type="float" office:value="9289616">
            <text:p>9289616</text:p>
          </table:table-cell>
          <table:table-cell office:value-type="float" office:value="8868535">
            <text:p>8868535</text:p>
          </table:table-cell>
          <table:table-cell table:number-columns-repeated="9"/>
        </table:table-row>
        <table:table-row table:style-name="ro2">
          <table:table-cell office:value-type="float" office:value="5618483">
            <text:p>5618483</text:p>
          </table:table-cell>
          <table:table-cell office:value-type="float" office:value="8886393">
            <text:p>8886393</text:p>
          </table:table-cell>
          <table:table-cell office:value-type="float" office:value="16093365">
            <text:p>16093365</text:p>
          </table:table-cell>
          <table:table-cell office:value-type="float" office:value="8753768">
            <text:p>8753768</text:p>
          </table:table-cell>
          <table:table-cell office:value-type="float" office:value="8890558">
            <text:p>8890558</text:p>
          </table:table-cell>
          <table:table-cell/>
          <table:table-cell table:style-name="ce18"/>
          <table:table-cell table:number-columns-repeated="7"/>
        </table:table-row>
        <table:table-row table:style-name="ro2">
          <table:table-cell table:number-columns-repeated="6"/>
          <table:table-cell table:style-name="ce17"/>
          <table:table-cell table:style-name="ce21"/>
          <table:table-cell table:style-name="ce19"/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number-columns-repeated="6"/>
          <table:table-cell table:style-name="ce19"/>
          <table:table-cell table:style-name="ce22" table:number-columns-repeated="2"/>
          <table:table-cell table:number-columns-repeated="5"/>
        </table:table-row>
        <table:table-row table:style-name="ro2">
          <table:table-cell table:number-columns-repeated="6"/>
          <table:table-cell table:style-name="ce20"/>
          <table:table-cell table:style-name="ce23" table:number-columns-repeated="2"/>
          <table:table-cell table:number-columns-repeated="5"/>
        </table:table-row>
        <table:table-row table:style-name="ro2" table:number-rows-repeated="12">
          <table:table-cell table:number-columns-repeated="14"/>
        </table:table-row>
        <table:table-row table:style-name="ro2">
          <table:table-cell table:number-columns-repeated="13"/>
          <table:table-cell table:style-name="ce26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style-name="ce5" office:value-type="string" table:number-columns-spanned="6" table:number-rows-spanned="1">
            <text:p>Promedios</text:p>
          </table:table-cell>
          <table:covered-table-cell table:style-name="ce5"/>
          <table:covered-table-cell table:number-columns-repeated="2" table:style-name="ce15"/>
          <table:covered-table-cell table:style-name="ce17"/>
          <table:covered-table-cell/>
          <table:table-cell table:number-columns-repeated="8"/>
        </table:table-row>
        <table:table-row table:style-name="ro2">
          <table:table-cell table:style-name="ce6"/>
          <table:table-cell table:style-name="ce6" office:value-type="string">
            <text:p>ASM</text:p>
          </table:table-cell>
          <table:table-cell table:style-name="ce6" office:value-type="string">
            <text:p>C (O0)</text:p>
          </table:table-cell>
          <table:table-cell table:style-name="ce6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6" office:value-type="string">
            <text:p>C (O3)</text:p>
          </table:table-cell>
          <table:table-cell table:number-columns-repeated="8"/>
        </table:table-row>
        <table:table-row table:style-name="ro2">
          <table:table-cell table:style-name="ce5" office:value-type="string">
            <text:p>Ciclos</text:p>
          </table:table-cell>
          <table:table-cell table:style-name="ce12" table:formula="of:=AVERAGE([.A5:.A14])" office:value-type="float" office:value="6643590.7">
            <text:p>6,643,591</text:p>
          </table:table-cell>
          <table:table-cell table:style-name="ce12" table:formula="of:=AVERAGE([.B5:.B14])" office:value-type="float" office:value="10336373.2">
            <text:p>10,336,373</text:p>
          </table:table-cell>
          <table:table-cell table:style-name="ce12" table:formula="of:=AVERAGE([.C5:.C14])" office:value-type="float" office:value="16741772.6">
            <text:p>16,741,773</text:p>
          </table:table-cell>
          <table:table-cell table:style-name="ce12" table:formula="of:=AVERAGE([.D5:.D14])" office:value-type="float" office:value="9703105.3">
            <text:p>9,703,105</text:p>
          </table:table-cell>
          <table:table-cell table:style-name="ce12" table:formula="of:=AVERAGE([.E5:.E14])" office:value-type="float" office:value="8951937.3">
            <text:p>8,951,937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ce3" table:number-columns-spanned="4" table:number-rows-spanned="1"/>
          <table:covered-table-cell table:number-columns-repeated="3" table:style-name="ce11"/>
          <table:table-cell table:number-columns-repeated="2"/>
        </table:table-row>
        <table:table-row table:style-name="ro3">
          <table:table-cell table:style-name="ce5" office:value-type="string" table:number-columns-spanned="6" table:number-rows-spanned="1">
            <text:p>Promedios (sin 2 outliers max y sin 2 outliers min )</text:p>
          </table:table-cell>
          <table:covered-table-cell table:style-name="ce5"/>
          <table:covered-table-cell table:number-columns-repeated="2" table:style-name="ce15"/>
          <table:covered-table-cell table:style-name="ce17"/>
          <table:covered-table-cell/>
          <table:table-cell table:number-columns-repeated="2"/>
          <table:table-cell table:style-name="ce24" table:number-columns-spanned="2" table:number-rows-spanned="1"/>
          <table:covered-table-cell table:style-name="ce4"/>
          <table:table-cell table:style-name="ce24" table:number-columns-spanned="2" table:number-rows-spanned="1"/>
          <table:covered-table-cell table:style-name="ce4"/>
          <table:table-cell table:number-columns-repeated="2"/>
        </table:table-row>
        <table:table-row table:style-name="ro2">
          <table:table-cell table:style-name="ce6"/>
          <table:table-cell table:style-name="ce6" office:value-type="string">
            <text:p>ASM</text:p>
          </table:table-cell>
          <table:table-cell table:style-name="ce6" office:value-type="string">
            <text:p>C (O0)</text:p>
          </table:table-cell>
          <table:table-cell table:style-name="ce6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6" office:value-type="string">
            <text:p>C (O3)</text:p>
          </table:table-cell>
          <table:table-cell table:number-columns-repeated="2"/>
          <table:table-cell table:style-name="ce6" table:number-columns-repeated="3"/>
          <table:table-cell table:style-name="ce4"/>
          <table:table-cell table:style-name="ce6"/>
          <table:table-cell/>
        </table:table-row>
        <table:table-row table:style-name="ro2">
          <table:table-cell table:style-name="ce5" office:value-type="string">
            <text:p>Ciclos</text:p>
          </table:table-cell>
          <table:table-cell table:style-name="ce12" table:formula="of:=AVERAGE([.H5:.H10])" office:value-type="float" office:value="6379668">
            <text:p>6,379,668</text:p>
          </table:table-cell>
          <table:table-cell table:style-name="ce12" table:formula="of:=AVERAGE([.I5:.I10])" office:value-type="float" office:value="9879214.16666667">
            <text:p>9,879,214</text:p>
          </table:table-cell>
          <table:table-cell table:style-name="ce12" table:formula="of:=AVERAGE([.J5:.J10])" office:value-type="float" office:value="16084798">
            <text:p>16,084,798</text:p>
          </table:table-cell>
          <table:table-cell table:style-name="ce12" table:formula="of:=AVERAGE([.K5:.K10])" office:value-type="float" office:value="8912452.66666667">
            <text:p>8,912,453</text:p>
          </table:table-cell>
          <table:table-cell table:style-name="ce12" table:formula="of:=AVERAGE([.L5:.L10])" office:value-type="float" office:value="8869330.66666667">
            <text:p>8,869,331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4">
          <table:table-cell table:style-name="ce5" office:value-type="string" table:number-columns-spanned="6" table:number-rows-spanned="1">
            <text:p>Diferencias vs. asm</text:p>
          </table:table-cell>
          <table:covered-table-cell table:style-name="ce5"/>
          <table:covered-table-cell table:number-columns-repeated="2" table:style-name="ce15"/>
          <table:covered-table-cell table:style-name="ce17"/>
          <table:covered-table-cell/>
          <table:table-cell table:number-columns-repeated="8"/>
        </table:table-row>
        <table:table-row table:style-name="ro4">
          <table:table-cell table:style-name="ce7"/>
          <table:table-cell table:style-name="ce6" office:value-type="string">
            <text:p>ASM</text:p>
          </table:table-cell>
          <table:table-cell table:style-name="ce6" office:value-type="string">
            <text:p>C (s/opt.)</text:p>
          </table:table-cell>
          <table:table-cell table:style-name="ce6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6" office:value-type="string">
            <text:p>C (O3)</text:p>
          </table:table-cell>
          <table:table-cell table:number-columns-repeated="8"/>
        </table:table-row>
        <table:table-row table:style-name="ro4">
          <table:table-cell table:style-name="ce8" office:value-type="string">
            <text:p>Δciclos</text:p>
          </table:table-cell>
          <table:table-cell table:style-name="ce12" table:formula="of:=[.B37]-[.B37]" office:value-type="float" office:value="0">
            <text:p>0</text:p>
          </table:table-cell>
          <table:table-cell table:style-name="ce16" table:formula="of:=[.C37]-[.B37]" office:value-type="float" office:value="3692782.5">
            <text:p>3,692,783</text:p>
          </table:table-cell>
          <table:table-cell table:style-name="ce12" table:formula="of:=[.D37]-[.B37]" office:value-type="float" office:value="10098181.9">
            <text:p>10,098,182</text:p>
          </table:table-cell>
          <table:table-cell table:style-name="ce12" table:formula="of:=[.E37]-[.B37]" office:value-type="float" office:value="3059514.6">
            <text:p>3,059,515</text:p>
          </table:table-cell>
          <table:table-cell table:style-name="ce12" table:formula="of:=[.F37]-[.B37]" office:value-type="float" office:value="2308346.6">
            <text:p>2,308,347</text:p>
          </table:table-cell>
          <table:table-cell table:number-columns-repeated="8"/>
        </table:table-row>
        <table:table-row table:style-name="ro2">
          <table:table-cell table:style-name="ce9" office:value-type="string">
            <text:p>Δ%</text:p>
          </table:table-cell>
          <table:table-cell table:style-name="ce13" office:value-type="percentage" office:value="0">
            <text:p>0.00%</text:p>
          </table:table-cell>
          <table:table-cell table:style-name="ce13" table:formula="of:=([.C45])/[.B37]" office:value-type="percentage" office:value="0.555841361509522">
            <text:p>55.58%</text:p>
          </table:table-cell>
          <table:table-cell table:style-name="ce13" table:formula="of:=([.D45])/[.B37]" office:value-type="percentage" office:value="1.51998856582179">
            <text:p>152.00%</text:p>
          </table:table-cell>
          <table:table-cell table:style-name="ce13" table:formula="of:=([.E45])/[.B37]" office:value-type="percentage" office:value="0.46052123590335">
            <text:p>46.05%</text:p>
          </table:table-cell>
          <table:table-cell table:style-name="ce13" table:formula="of:=([.F45])/[.B37]" office:value-type="percentage" office:value="0.347454667850023">
            <text:p>34.75%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table:style-name="ce10" office:value-type="string" table:number-columns-spanned="5" table:number-rows-spanned="1">
            <text:p>Varianza</text:p>
          </table:table-cell>
          <table:covered-table-cell table:style-name="ce5"/>
          <table:covered-table-cell table:number-columns-repeated="2" table:style-name="ce15"/>
          <table:covered-table-cell table:style-name="ce17"/>
          <table:table-cell table:number-columns-repeated="9"/>
        </table:table-row>
        <table:table-row table:style-name="ro4">
          <table:table-cell table:style-name="ce7"/>
          <table:table-cell table:style-name="ce6" office:value-type="string">
            <text:p>ASM</text:p>
          </table:table-cell>
          <table:table-cell table:style-name="ce6" office:value-type="string">
            <text:p>C (s/opt.)</text:p>
          </table:table-cell>
          <table:table-cell table:style-name="ce6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6" office:value-type="string">
            <text:p>C (O3)</text:p>
          </table:table-cell>
          <table:table-cell table:number-columns-repeated="8"/>
        </table:table-row>
        <table:table-row table:style-name="ro2">
          <table:table-cell table:style-name="ce8" office:value-type="string">
            <text:p>Varianza</text:p>
          </table:table-cell>
          <table:table-cell table:style-name="ce14" table:formula="of:=AVERAGE([.A5:.A13])" office:value-type="float" office:value="6757491.55555556">
            <text:p>6,757,492 </text:p>
          </table:table-cell>
          <table:table-cell table:style-name="ce14" table:formula="of:=AVERAGE([.B5:.B13])" office:value-type="float" office:value="10497482.1111111">
            <text:p>10,497,482 </text:p>
          </table:table-cell>
          <table:table-cell table:style-name="ce14" table:formula="of:=AVERAGE([.C5:.C13])" office:value-type="float" office:value="16813817.8888889">
            <text:p>16,813,818 </text:p>
          </table:table-cell>
          <table:table-cell table:style-name="ce14" table:formula="of:=AVERAGE([.D5:.D13])" office:value-type="float" office:value="9808587.22222222">
            <text:p>9,808,587 </text:p>
          </table:table-cell>
          <table:table-cell table:style-name="ce14" table:formula="of:=AVERAGE([.E5:.E13])" office:value-type="float" office:value="8958757.22222222">
            <text:p>8,958,757 </text:p>
          </table:table-cell>
          <table:table-cell table:number-columns-repeated="8"/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">
      <number:text>(</number:text>
      <number:number number:decimal-places="0" number:min-integer-digits="1" number:grouping="true"/>
      <number:text>)</number:text>
      <style:map style:condition="value()&gt;=0" style:apply-style-name="N127P0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5-07T11:46:08.657309968</meta:creation-date>
    <dc:date>2014-11-25T17:55:49</dc:date>
    <dc:creator>Alejandro Albertini</dc:creator>
    <meta:editing-duration>PT3H11M34S</meta:editing-duration>
    <meta:editing-cycles>22</meta:editing-cycles>
    <meta:generator>LibreOffice/3.5$Linux_X86_64 LibreOffice_project/350m1$Build-2</meta:generator>
    <meta:document-statistic meta:table-count="1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401cm" svg:height="8.101cm" xlink:href=".." xlink:type="simple" chart:class="chart:bar" chart:style-name="ch1">
        <chart:title svg:x="5.582cm" svg:y="0.298cm" chart:style-name="ch2">
          <text:p>MOTION BLUR</text:p>
        </chart:title>
        <chart:subtitle svg:x="6.177cm" svg:y="1.239cm" chart:style-name="ch3">
          <text:p>C vs. ASM</text:p>
        </chart:subtitle>
        <chart:legend chart:legend-position="bottom" svg:x="3.444cm" svg:y="7.318cm" style:legend-expansion="wide" chart:style-name="ch4"/>
        <chart:plot-area chart:style-name="ch5" table:cell-range-address="'C vs. ASM'.B36:'C vs. ASM'.F37" chart:data-source-has-labels="row" svg:x="1.299cm" svg:y="2.246cm" svg:width="12.526cm" svg:height="4.49cm">
          <chartooo:coordinate-region svg:x="3.243cm" svg:y="2.446cm" svg:width="10.582cm" svg:height="4.091cm"/>
          <chart:axis chart:dimension="x" chart:name="primary-x" chart:style-name="ch6"/>
          <chart:axis chart:dimension="y" chart:name="primary-y" chart:style-name="ch7">
            <chart:title svg:x="0.451cm" svg:y="5.752cm" chart:style-name="ch8">
              <text:p>[Ciclos de Clock]</text:p>
            </chart:title>
            <chart:grid chart:style-name="ch9" chart:class="major"/>
          </chart:axis>
          <chart:series chart:style-name="ch10" chart:values-cell-range-address="'C vs. ASM'.B37:'C vs. ASM'.B37" chart:label-cell-address="'C vs. ASM'.B36:'C vs. ASM'.B36" chart:class="chart:bar">
            <chart:data-point/>
          </chart:series>
          <chart:series chart:style-name="ch11" chart:values-cell-range-address="'C vs. ASM'.C37:'C vs. ASM'.C37" chart:label-cell-address="'C vs. ASM'.C36:'C vs. ASM'.C36" chart:class="chart:bar">
            <chart:data-point/>
          </chart:series>
          <chart:series chart:style-name="ch12" chart:values-cell-range-address="'C vs. ASM'.D37:'C vs. ASM'.D37" chart:label-cell-address="'C vs. ASM'.D36:'C vs. ASM'.D36" chart:class="chart:bar">
            <chart:data-point/>
          </chart:series>
          <chart:series chart:style-name="ch13" chart:values-cell-range-address="'C vs. ASM'.E37:'C vs. ASM'.E37" chart:label-cell-address="'C vs. ASM'.E36:'C vs. ASM'.E36" chart:class="chart:bar">
            <chart:data-point/>
          </chart:series>
          <chart:series chart:style-name="ch14" chart:values-cell-range-address="'C vs. ASM'.F37:'C vs. ASM'.F37" chart:label-cell-address="'C vs. ASM'.F36:'C vs. ASM'.F3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'C vs. ASM'.B36:'C vs. ASM'.B36</svg:desc>
                </draw:g>
              </table:table-cell>
              <table:table-cell office:value-type="string">
                <text:p>C (O0)</text:p>
                <draw:g>
                  <svg:desc>'C vs. ASM'.C36:'C vs. ASM'.C36</svg:desc>
                </draw:g>
              </table:table-cell>
              <table:table-cell office:value-type="string">
                <text:p>C (O1)</text:p>
                <draw:g>
                  <svg:desc>'C vs. ASM'.D36:'C vs. ASM'.D36</svg:desc>
                </draw:g>
              </table:table-cell>
              <table:table-cell office:value-type="string">
                <text:p>C (O2)</text:p>
                <draw:g>
                  <svg:desc>'C vs. ASM'.E36:'C vs. ASM'.E36</svg:desc>
                </draw:g>
              </table:table-cell>
              <table:table-cell office:value-type="string">
                <text:p>C (O3)</text:p>
                <draw:g>
                  <svg:desc>'C vs. ASM'.F36:'C vs. ASM'.F36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643590.7">
                <text:p>6643590.7</text:p>
                <draw:g>
                  <svg:desc>'C vs. ASM'.B37:'C vs. ASM'.B37</svg:desc>
                </draw:g>
              </table:table-cell>
              <table:table-cell office:value-type="float" office:value="10336373.2">
                <text:p>10336373.2</text:p>
                <draw:g>
                  <svg:desc>'C vs. ASM'.C37:'C vs. ASM'.C37</svg:desc>
                </draw:g>
              </table:table-cell>
              <table:table-cell office:value-type="float" office:value="16741772.6">
                <text:p>16741772.6</text:p>
                <draw:g>
                  <svg:desc>'C vs. ASM'.D37:'C vs. ASM'.D37</svg:desc>
                </draw:g>
              </table:table-cell>
              <table:table-cell office:value-type="float" office:value="9703105.3">
                <text:p>9703105.3</text:p>
                <draw:g>
                  <svg:desc>'C vs. ASM'.E37:'C vs. ASM'.E37</svg:desc>
                </draw:g>
              </table:table-cell>
              <table:table-cell office:value-type="float" office:value="8951937.3">
                <text:p>8951937.3</text:p>
                <draw:g>
                  <svg:desc>'C vs. ASM'.F37:'C vs. ASM'.F3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